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Ubuntu Light" svg:font-family="'Ubuntu Light'" style:font-adornments="Light"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fo:font-size="12pt" officeooo:rsid="0012180d" officeooo:paragraph-rsid="0012180d" style:font-size-asian="12pt" style:font-size-complex="12pt"/>
    </style:style>
    <style:style style:name="P2" style:family="paragraph" style:parent-style-name="Standard" style:list-style-name="L1">
      <style:text-properties style:font-name="DejaVu Sans Light" fo:font-size="12pt" officeooo:rsid="0012180d" officeooo:paragraph-rsid="00193dc3" style:font-size-asian="12pt" style:font-size-complex="12pt"/>
    </style:style>
    <style:style style:name="P3" style:family="paragraph" style:parent-style-name="Standard">
      <style:text-properties style:font-name="DejaVu Sans Light" fo:font-size="12pt" officeooo:rsid="0012180d" officeooo:paragraph-rsid="0013ff81" style:font-size-asian="12pt" style:font-size-complex="12pt"/>
    </style:style>
    <style:style style:name="P4" style:family="paragraph" style:parent-style-name="Standard">
      <style:text-properties style:font-name="DejaVu Sans Light" fo:font-size="12pt" officeooo:rsid="0013ff81" officeooo:paragraph-rsid="0013ff81" style:font-size-asian="12pt" style:font-size-complex="12pt"/>
    </style:style>
    <style:style style:name="P5" style:family="paragraph" style:parent-style-name="Standard" style:list-style-name="L1">
      <style:text-properties style:font-name="DejaVu Sans Light" fo:font-size="12pt" officeooo:rsid="0013ff81" officeooo:paragraph-rsid="0013ff81" style:font-size-asian="12pt" style:font-size-complex="12pt"/>
    </style:style>
    <style:style style:name="P6" style:family="paragraph" style:parent-style-name="Standard" style:list-style-name="L3">
      <style:text-properties style:font-name="DejaVu Sans Light" fo:font-size="12pt" officeooo:rsid="0013ff81" officeooo:paragraph-rsid="0013ff81" style:font-size-asian="12pt" style:font-size-complex="12pt"/>
    </style:style>
    <style:style style:name="P7" style:family="paragraph" style:parent-style-name="Standard" style:list-style-name="L9">
      <style:text-properties style:font-name="DejaVu Sans Light" fo:font-size="12pt" officeooo:rsid="0013ff81" officeooo:paragraph-rsid="0017f522" style:font-size-asian="12pt" style:font-size-complex="12pt"/>
    </style:style>
    <style:style style:name="P8" style:family="paragraph" style:parent-style-name="Standard" style:list-style-name="L12">
      <style:text-properties style:font-name="DejaVu Sans Light" fo:font-size="12pt" officeooo:rsid="0013ff81" officeooo:paragraph-rsid="0013ff81" style:font-size-asian="12pt" style:font-size-complex="12pt"/>
    </style:style>
    <style:style style:name="P9" style:family="paragraph" style:parent-style-name="Standard">
      <style:text-properties style:font-name="DejaVu Sans Light" fo:font-size="12pt" officeooo:rsid="00159bee" officeooo:paragraph-rsid="00159bee" style:font-size-asian="12pt" style:font-size-complex="12pt"/>
    </style:style>
    <style:style style:name="P10" style:family="paragraph" style:parent-style-name="Standard" style:list-style-name="L5">
      <style:text-properties style:font-name="DejaVu Sans Light" fo:font-size="12pt" officeooo:rsid="00159bee" officeooo:paragraph-rsid="00159bee" style:font-size-asian="12pt" style:font-size-complex="12pt"/>
    </style:style>
    <style:style style:name="P11" style:family="paragraph" style:parent-style-name="Standard">
      <style:text-properties style:font-name="DejaVu Sans Light" fo:font-size="12pt" officeooo:rsid="00159bee" officeooo:paragraph-rsid="0012180d" style:font-size-asian="12pt" style:font-size-complex="12pt"/>
    </style:style>
    <style:style style:name="P12" style:family="paragraph" style:parent-style-name="Standard" style:list-style-name="L3">
      <style:text-properties style:font-name="DejaVu Sans Light" fo:font-size="12pt" officeooo:rsid="00176e59" officeooo:paragraph-rsid="00176e59" style:font-size-asian="12pt" style:font-size-complex="12pt"/>
    </style:style>
    <style:style style:name="P13" style:family="paragraph" style:parent-style-name="Standard" style:list-style-name="L1">
      <style:text-properties style:font-name="DejaVu Sans Light" fo:font-size="12pt" officeooo:rsid="00176e59" officeooo:paragraph-rsid="00193dc3" style:font-size-asian="12pt" style:font-size-complex="12pt"/>
    </style:style>
    <style:style style:name="P14" style:family="paragraph" style:parent-style-name="Standard" style:list-style-name="L6">
      <style:text-properties style:font-name="DejaVu Sans Light" fo:font-size="12pt" officeooo:rsid="00176e59" officeooo:paragraph-rsid="00176e59" style:font-size-asian="12pt" style:font-size-complex="12pt"/>
    </style:style>
    <style:style style:name="P15" style:family="paragraph" style:parent-style-name="Standard" style:list-style-name="L6">
      <style:text-properties style:font-name="DejaVu Sans Light" fo:font-size="12pt" officeooo:rsid="00176e59" officeooo:paragraph-rsid="001a036e" style:font-size-asian="12pt" style:font-size-complex="12pt"/>
    </style:style>
    <style:style style:name="P16" style:family="paragraph" style:parent-style-name="Standard">
      <style:text-properties style:font-name="DejaVu Sans Light" fo:font-size="12pt" officeooo:rsid="00176e59" officeooo:paragraph-rsid="00176e59" style:font-size-asian="12pt" style:font-size-complex="12pt"/>
    </style:style>
    <style:style style:name="P17" style:family="paragraph" style:parent-style-name="Standard">
      <style:text-properties style:font-name="DejaVu Sans Light" fo:font-size="12pt" officeooo:rsid="00176e59" officeooo:paragraph-rsid="00193dc3" style:font-size-asian="12pt" style:font-size-complex="12pt"/>
    </style:style>
    <style:style style:name="P18" style:family="paragraph" style:parent-style-name="Standard">
      <style:text-properties style:font-name="DejaVu Sans Light" fo:font-size="12pt" officeooo:rsid="00176e59" officeooo:paragraph-rsid="001a036e" style:font-size-asian="12pt" style:font-size-complex="12pt"/>
    </style:style>
    <style:style style:name="P19" style:family="paragraph" style:parent-style-name="Standard">
      <style:text-properties style:font-name="DejaVu Sans Light" fo:font-size="12pt" officeooo:rsid="00176e59" officeooo:paragraph-rsid="0012180d" style:font-size-asian="12pt" style:font-size-complex="12pt"/>
    </style:style>
    <style:style style:name="P20" style:family="paragraph" style:parent-style-name="Standard" style:list-style-name="L6">
      <style:text-properties style:font-name="DejaVu Sans Light" fo:font-size="12pt" officeooo:rsid="0017f522" officeooo:paragraph-rsid="0017f522" style:font-size-asian="12pt" style:font-size-complex="12pt"/>
    </style:style>
    <style:style style:name="P21" style:family="paragraph" style:parent-style-name="Standard" style:list-style-name="L1">
      <style:text-properties style:font-name="DejaVu Sans Light" fo:font-size="12pt" officeooo:rsid="0017f522" officeooo:paragraph-rsid="0017f522" style:font-size-asian="12pt" style:font-size-complex="12pt"/>
    </style:style>
    <style:style style:name="P22" style:family="paragraph" style:parent-style-name="Standard" style:list-style-name="L9">
      <style:text-properties style:font-name="DejaVu Sans Light" fo:font-size="12pt" officeooo:rsid="0017f522" officeooo:paragraph-rsid="0017f522" style:font-size-asian="12pt" style:font-size-complex="12pt"/>
    </style:style>
    <style:style style:name="P23" style:family="paragraph" style:parent-style-name="Standard" style:list-style-name="L10">
      <style:text-properties style:font-name="DejaVu Sans Light" fo:font-size="12pt" officeooo:rsid="00193dc3" officeooo:paragraph-rsid="00193dc3" style:font-size-asian="12pt" style:font-size-complex="12pt"/>
    </style:style>
    <style:style style:name="P24" style:family="paragraph" style:parent-style-name="Standard" style:list-style-name="L5">
      <style:text-properties style:font-name="DejaVu Sans Light" fo:font-size="12pt" officeooo:rsid="00193dc3" officeooo:paragraph-rsid="00193dc3" style:font-size-asian="12pt" style:font-size-complex="12pt"/>
    </style:style>
    <style:style style:name="P25" style:family="paragraph" style:parent-style-name="Standard">
      <style:text-properties style:font-name="DejaVu Sans Light" fo:font-size="12pt" officeooo:rsid="00193dc3" officeooo:paragraph-rsid="00193dc3" style:font-size-asian="12pt" style:font-size-complex="12pt"/>
    </style:style>
    <style:style style:name="P26" style:family="paragraph" style:parent-style-name="Standard" style:list-style-name="L11">
      <style:text-properties style:font-name="DejaVu Sans Light" fo:font-size="12pt" officeooo:rsid="00193dc3" officeooo:paragraph-rsid="00193dc3" style:font-size-asian="12pt" style:font-size-complex="12pt"/>
    </style:style>
    <style:style style:name="P27" style:family="paragraph" style:parent-style-name="Standard" style:list-style-name="L5">
      <style:text-properties style:font-name="DejaVu Sans Light" fo:font-size="12pt" officeooo:rsid="001a036e" officeooo:paragraph-rsid="001a036e" style:font-size-asian="12pt" style:font-size-complex="12pt"/>
    </style:style>
    <style:style style:name="P28" style:family="paragraph" style:parent-style-name="Standard" style:list-style-name="L11">
      <style:text-properties style:font-name="DejaVu Sans Light" fo:font-size="12pt" officeooo:rsid="001a036e" officeooo:paragraph-rsid="001a036e" style:font-size-asian="12pt" style:font-size-complex="12pt"/>
    </style:style>
    <style:style style:name="P29" style:family="paragraph" style:parent-style-name="Standard" style:list-style-name="L6">
      <style:text-properties style:font-name="DejaVu Sans Light" fo:font-size="12pt" officeooo:rsid="001a036e" officeooo:paragraph-rsid="001a036e" style:font-size-asian="12pt" style:font-size-complex="12pt"/>
    </style:style>
    <style:style style:name="P30" style:family="paragraph" style:parent-style-name="Standard">
      <style:text-properties style:font-name="DejaVu Sans Light" fo:font-size="12pt" officeooo:rsid="001b9c4a" officeooo:paragraph-rsid="001b9c4a" style:font-size-asian="12pt" style:font-size-complex="12pt"/>
    </style:style>
    <style:style style:name="P31" style:family="paragraph" style:parent-style-name="Standard" style:list-style-name="L5">
      <style:text-properties style:font-name="DejaVu Sans Light" fo:font-size="12pt" officeooo:rsid="001b9c4a" officeooo:paragraph-rsid="001b9c4a" style:font-size-asian="12pt" style:font-size-complex="12pt"/>
    </style:style>
    <style:style style:name="P32" style:family="paragraph" style:parent-style-name="Standard">
      <style:text-properties style:font-name="DejaVu Sans Light" fo:font-size="12pt" fo:font-style="italic" officeooo:rsid="00176e59" officeooo:paragraph-rsid="00176e59" style:font-size-asian="12pt" style:font-style-asian="italic" style:font-size-complex="12pt" style:font-style-complex="italic"/>
    </style:style>
    <style:style style:name="P33" style:family="paragraph" style:parent-style-name="Standard">
      <style:text-properties style:font-name="DejaVu Sans Light" fo:font-size="12pt" fo:font-style="italic" officeooo:rsid="00193dc3" officeooo:paragraph-rsid="00193dc3" style:font-size-asian="12pt" style:font-style-asian="italic" style:font-size-complex="12pt" style:font-style-complex="italic"/>
    </style:style>
    <style:style style:name="P34" style:family="paragraph" style:parent-style-name="Standard">
      <style:text-properties style:font-name="DejaVu Sans Light" fo:font-size="12pt" fo:font-weight="bold" officeooo:rsid="0012180d" officeooo:paragraph-rsid="0013ff81" style:font-size-asian="12pt" style:font-weight-asian="bold" style:font-size-complex="12pt" style:font-weight-complex="bold"/>
    </style:style>
    <style:style style:name="P35" style:family="paragraph" style:parent-style-name="Standard">
      <style:text-properties style:font-name="DejaVu Sans Light" fo:font-size="12pt" fo:font-weight="bold" officeooo:rsid="0013ff81" officeooo:paragraph-rsid="0013ff81" style:font-size-asian="12pt" style:font-weight-asian="bold" style:font-size-complex="12pt" style:font-weight-complex="bold"/>
    </style:style>
    <style:style style:name="P36" style:family="paragraph" style:parent-style-name="Standard">
      <style:text-properties style:font-name="DejaVu Sans Light" fo:font-size="12pt" fo:font-weight="bold" officeooo:rsid="0017f522" officeooo:paragraph-rsid="0017f522" style:font-size-asian="12pt" style:font-weight-asian="bold" style:font-size-complex="12pt" style:font-weight-complex="bold"/>
    </style:style>
    <style:style style:name="P37" style:family="paragraph" style:parent-style-name="Text_20_body">
      <style:text-properties style:font-name="DejaVu Sans Light" fo:font-size="12pt" officeooo:rsid="0013ff81" style:font-size-asian="12pt" style:font-size-complex="12pt"/>
    </style:style>
    <style:style style:name="P38" style:family="paragraph" style:parent-style-name="Text_20_body">
      <style:text-properties style:font-name="DejaVu Sans Light" fo:font-size="12pt" officeooo:rsid="00176e59" officeooo:paragraph-rsid="00176e59" style:font-size-asian="12pt" style:font-size-complex="12pt"/>
    </style:style>
    <style:style style:name="P39" style:family="paragraph" style:parent-style-name="Text_20_body">
      <style:text-properties style:font-name="DejaVu Sans Light" fo:font-size="12pt" officeooo:rsid="0017f522" officeooo:paragraph-rsid="0017f522" style:font-size-asian="12pt" style:font-size-complex="12pt"/>
    </style:style>
    <style:style style:name="P40" style:family="paragraph" style:parent-style-name="Heading_20_3">
      <style:text-properties officeooo:rsid="00176e59" officeooo:paragraph-rsid="00176e59"/>
    </style:style>
    <style:style style:name="P41" style:family="paragraph" style:parent-style-name="Heading_20_3">
      <style:text-properties officeooo:paragraph-rsid="0017f522"/>
    </style:style>
    <style:style style:name="P42" style:family="paragraph" style:parent-style-name="Heading_20_3">
      <style:text-properties officeooo:rsid="00193dc3" officeooo:paragraph-rsid="00193dc3"/>
    </style:style>
    <style:style style:name="P43" style:family="paragraph" style:parent-style-name="Heading_20_3">
      <style:text-properties officeooo:paragraph-rsid="001a036e"/>
    </style:style>
    <style:style style:name="T1" style:family="text">
      <style:text-properties officeooo:rsid="0013ff81"/>
    </style:style>
    <style:style style:name="T2" style:family="text">
      <style:text-properties officeooo:rsid="00159bee"/>
    </style:style>
    <style:style style:name="T3" style:family="text">
      <style:text-properties officeooo:rsid="00176e59"/>
    </style:style>
    <style:style style:name="T4" style:family="text">
      <style:text-properties officeooo:rsid="0017f522"/>
    </style:style>
    <style:style style:name="T5" style:family="text">
      <style:text-properties officeooo:rsid="00193dc3"/>
    </style:style>
    <style:style style:name="T6" style:family="text">
      <style:text-properties officeooo:rsid="001a036e"/>
    </style:style>
    <style:style style:name="T7" style:family="text">
      <style:text-properties officeooo:rsid="001b9c4a"/>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3">Revisions</text:h>
      <text:p text:style-name="P38">2014-05-20: Drafted notes related workflows</text:p>
      <text:h text:style-name="Heading_20_3" text:outline-level="3">Overview</text:h>
      <text:p text:style-name="P4">The notes part of the application is on the upper right side and enables the user to take arbitrary notes that are bound to a global notepad, selected files or entered commands. <text:span text:style-name="T7">The user can switch between the notes types via the three notes buttons on the top of the notesView widget.</text:span></text:p>
      <text:p text:style-name="P4"/>
      <text:p text:style-name="P30">The general notes are straight forward: they are always there as a single record and displayed when the btnGlobalNotes is set down.</text:p>
      <text:p text:style-name="P30"/>
      <text:p text:style-name="P30">The file notes can only be displayed when a file is selected and the btnFileNotes is down. If a new file is selected, the notes are retrived accordingly from the database.</text:p>
      <text:p text:style-name="P30"/>
      <text:p text:style-name="P30">The command notes can only be displayed when a command is entered in the wer_cmd text edit field and the btnCmdNotes is down. The command is looked up as the user types via the textChanged callback.</text:p>
      <text:p text:style-name="P30"/>
      <text:p text:style-name="P30">The button state, last selected file and last command are stored in the database and restored on startup.</text:p>
      <text:p text:style-name="P4"/>
      <text:p text:style-name="P3"/>
      <text:h text:style-name="Heading_20_3" text:outline-level="3">TODO</text:h>
      <text:list xml:id="list6865025852230268392" text:style-name="L5">
        <text:list-item>
          <text:p text:style-name="P31">Implement new workflows (see rest of the document)</text:p>
        </text:list-item>
        <text:list-item>
          <text:p text:style-name="P27"><text:span text:style-name="T7">change: d</text:span>on't clear wer_cmd when executing, restore last command on startup</text:p>
        </text:list-item>
        <text:list-item>
          <text:p text:style-name="P27"><text:span text:style-name="T7">new: I</text:span>mplement btnClearCommand which clears wer_cmd without trigering a signal</text:p>
        </text:list-item>
        <text:list-item>
          <text:p text:style-name="P24"><text:span text:style-name="T7">new: </text:span>Select last selected file on startup in wb_files (store them on select in tblGeneral)</text:p>
        </text:list-item>
        <text:list-item>
          <text:p text:style-name="P10"><text:span text:style-name="T7">new: </text:span>Add new note selector buttons</text:p>
        </text:list-item>
        <text:list-item>
          <text:p text:style-name="P10"><text:span text:style-name="T7">change: </text:span>Remove notes from tblFiles / tblCommand and put them in a dedicated table</text:p>
        </text:list-item>
        <text:list-item>
          <text:p text:style-name="P10">Create table tblFileNotes and tblCommand notes and access methods</text:p>
        </text:list-item>
        <text:list-item>
          <text:p text:style-name="P10">Connect <text:span text:style-name="T3">buttons and workflows (note: we want the clicked(bool) signal to avoid triggering workflows repeatedly when they call setDown on the buttons)</text:span></text:p>
        </text:list-item>
        <text:list-item>
          <text:p text:style-name="P24">Connect command edited to set command notes</text:p>
        </text:list-item>
        <text:list-item>
          <text:p text:style-name="P27">connect file changed to wfFileNotes</text:p>
        </text:list-item>
        <text:list-item>
          <text:p text:style-name="P24">Disable signals for wer_cmd when set from presets (in setCommand)</text:p>
        </text:list-item>
        <text:list-item>
          <text:p text:style-name="P10">Test workflows</text:p>
        </text:list-item>
        <text:list-item>
          <text:p text:style-name="P31">make sure that buttons can't all be unchecked (e.g. don't uncheck a button when clicked and is down. Only uncheck when another button is down (e.g. work like a radio button).</text:p>
        </text:list-item>
      </text:list>
      <text:p text:style-name="P3"/>
      <text:h text:style-name="Heading_20_3" text:outline-level="3"><text:soft-page-break/>Workflow init <text:span text:style-name="T1">wfInitNotes</text:span></text:h>
      <text:p text:style-name="P1"/>
      <text:list xml:id="list3810629665647384048" text:style-name="L3">
        <text:list-item>
          <text:p text:style-name="P6">load last notes state from database</text:p>
        </text:list-item>
        <text:list-item>
          <text:p text:style-name="P12">trigger workflow <text:span text:style-name="T5">wfGlobalNotes or wfFileNoteNotesBtnChecked or wfCmdNotesBtnChecked </text:span>(default global if no previous)</text:p>
        </text:list-item>
      </text:list>
      <text:h text:style-name="Heading_20_3" text:outline-level="3"/>
      <text:h text:style-name="Heading_20_3" text:outline-level="3">Workflow <text:span text:style-name="T1">wfGlobalNotes</text:span></text:h>
      <text:p text:style-name="P11"/>
      <text:list xml:id="list1607173323609089559" text:style-name="L1">
        <text:list-item>
          <text:p text:style-name="P5">load global notes from datasore</text:p>
        </text:list-item>
        <text:list-item>
          <text:p text:style-name="P21">set text in NotesView (via setNoteViewText)</text:p>
        </text:list-item>
        <text:list-item>
          <text:p text:style-name="P13">set btnGlobalNotes checked (setDown)</text:p>
        </text:list-item>
        <text:list-item>
          <text:p text:style-name="P2">set btnFileNotes <text:span text:style-name="T1">and btnCmdNotes</text:span> unchecked <text:span text:style-name="T3">(setDown)</text:span></text:p>
        </text:list-item>
      </text:list>
      <text:h text:style-name="Heading_20_3" text:outline-level="3"/>
      <text:h text:style-name="P43" text:outline-level="3"><text:span text:style-name="T6">Workflow wfFileNotesBtnChecked</text:span></text:h>
      <text:p text:style-name="P18"/>
      <text:p text:style-name="P30">Called when the file notes button is pressed down</text:p>
      <text:p text:style-name="P18"/>
      <text:list xml:id="list8400577438899737749" text:style-name="L6">
        <text:list-item>
          <text:p text:style-name="P15">set btnFileNotes down and btnGlobalNotes, btnCmdNotes up</text:p>
        </text:list-item>
        <text:list-item>
          <text:p text:style-name="P29">run wfFileNotes</text:p>
        </text:list-item>
      </text:list>
      <text:p text:style-name="P18"/>
      <text:p text:style-name="P18"/>
      <text:h text:style-name="Heading_20_3" text:outline-level="3">Workflow <text:span text:style-name="T1">wfFileNotes</text:span></text:h>
      <text:p text:style-name="P19"/>
      <text:p text:style-name="P30">Note: this workflow should only do anything when the file checkbutton is down. This is why it's separated from the button pressing, as it's mostly called by the file selection changed signal in wf_files.</text:p>
      <text:p text:style-name="P16"/>
      <text:list xml:id="list121525325509262" text:continue-numbering="true" text:style-name="L6">
        <text:list-item>
          <text:p text:style-name="P14">if btnFileNotes is not checked</text:p>
          <text:list>
            <text:list-item>
              <text:p text:style-name="P14">abort</text:p>
            </text:list-item>
          </text:list>
        </text:list-item>
        <text:list-item>
          <text:p text:style-name="P14">try to get selected file from wb_files</text:p>
        </text:list-item>
        <text:list-item>
          <text:p text:style-name="P14"><text:span text:style-name="T6">or</text:span> <text:span text:style-name="T7">clear notesView and abort</text:span></text:p>
        </text:list-item>
        <text:list-item>
          <text:p text:style-name="P20">get files notes from datastore tblFileNotes</text:p>
        </text:list-item>
        <text:list-item>
          <text:p text:style-name="P20">set notes in notesView (via setNoteViewText)</text:p>
        </text:list-item>
      </text:list>
      <text:h text:style-name="Heading_20_3" text:outline-level="3"/>
      <text:h text:style-name="P42" text:outline-level="3">Workflow wfCmdNotesBtn<text:span text:style-name="T6">Checked</text:span></text:h>
      <text:p text:style-name="P17"/>
      <text:list xml:id="list2218165592625246686" text:style-name="L11">
        <text:list-item>
          <text:p text:style-name="P26">set btnFileNotes / btnGlobalNotes unchecked</text:p>
        </text:list-item>
        <text:list-item>
          <text:p text:style-name="P28">run wfCmdNotes</text:p>
        </text:list-item>
      </text:list>
      <text:p text:style-name="P17"/>
      <text:h text:style-name="Heading_20_3" text:outline-level="3">Workflow <text:s/>wfCmdNotes</text:h>
      <text:p text:style-name="P4"/>
      <text:p text:style-name="P25"><text:soft-page-break/>triggered when wer_cmd is <text:span text:style-name="T6">set / changed</text:span></text:p>
      <text:p text:style-name="P4"/>
      <text:list xml:id="list2359029567342959045" text:style-name="L10">
        <text:list-item>
          <text:p text:style-name="P23">if btn<text:span text:style-name="T6">Cmd</text:span>Notes is not checked</text:p>
          <text:list>
            <text:list-item>
              <text:p text:style-name="P23">abort</text:p>
            </text:list-item>
          </text:list>
        </text:list-item>
        <text:list-item>
          <text:p text:style-name="P23">get command from wer_cmd</text:p>
        </text:list-item>
        <text:list-item>
          <text:p text:style-name="P23">check if command has a database entry</text:p>
          <text:list>
            <text:list-item>
              <text:p text:style-name="P23">no? <text:span text:style-name="T7">clear notesView and </text:span>abort</text:p>
            </text:list-item>
          </text:list>
        </text:list-item>
        <text:list-item>
          <text:p text:style-name="P23">load note from database</text:p>
        </text:list-item>
        <text:list-item>
          <text:p text:style-name="P23">set notes in notesView</text:p>
        </text:list-item>
      </text:list>
      <text:h text:style-name="Heading_20_3" text:outline-level="3"/>
      <text:h text:style-name="Heading_20_3" text:outline-level="3">Workflow for editing note (wfNotesEdit)</text:h>
      <text:p text:style-name="P4"/>
      <text:list xml:id="list4971007048879327285" text:style-name="L12">
        <text:list-item>
          <text:p text:style-name="P8">check which notes button is pressed</text:p>
          <text:list>
            <text:list-item>
              <text:p text:style-name="P8">btnCmdGlobal</text:p>
              <text:list>
                <text:list-item>
                  <text:p text:style-name="P8">ds-&gt;setGeneralValue("notes", this-&gt;text())</text:p>
                </text:list-item>
              </text:list>
            </text:list-item>
            <text:list-item>
              <text:p text:style-name="P8">btnFileNotes</text:p>
              <text:list>
                <text:list-item>
                  <text:p text:style-name="P8">ds-&gt;setFileNote(selectedFile, this.text</text:p>
                </text:list-item>
              </text:list>
            </text:list-item>
            <text:list-item>
              <text:p text:style-name="P8">btnCmdNotes</text:p>
              <text:list>
                <text:list-item>
                  <text:p text:style-name="P8">ds-&gt;setCmdNote(wer_cmd, this.text)</text:p>
                </text:list-item>
              </text:list>
            </text:list-item>
          </text:list>
        </text:list-item>
      </text:list>
      <text:p text:style-name="P4"/>
      <text:h text:style-name="P41" text:outline-level="3"><text:span text:style-name="T4">set</text:span>Note<text:span text:style-name="T4">ViewText</text:span></text:h>
      <text:p text:style-name="P37"/>
      <text:p text:style-name="P39">Helper method to set text in notes view without triggering signals.</text:p>
      <text:list xml:id="list7588294889767582431" text:style-name="L9">
        <text:list-item>
          <text:p text:style-name="P22">block signals in notesView (QObject::blockSignals(true))</text:p>
        </text:list-item>
        <text:list-item>
          <text:p text:style-name="P7">set notes in notesView</text:p>
        </text:list-item>
        <text:list-item>
          <text:p text:style-name="P22">unblock signals in notesView (QObject::blockSignals(false))</text:p>
        </text:list-item>
      </text:list>
      <text:p text:style-name="P4"/>
      <text:h text:style-name="Heading_20_3" text:outline-level="3">Index</text:h>
      <text:p text:style-name="P34">btnGlobalNotes</text:p>
      <text:p text:style-name="P34">btnFileNotes</text:p>
      <text:p text:style-name="P35">btnCmdNotes</text:p>
      <text:p text:style-name="P35">notesView</text:p>
      <text:p text:style-name="P35">wfInitNotes</text:p>
      <text:p text:style-name="P35">wfGlobalNotes</text:p>
      <text:p text:style-name="P35">wfFileNotes</text:p>
      <text:p text:style-name="P35">wfCmdNotes</text:p>
      <text:p text:style-name="P35">wfNotesEdit</text:p>
      <text:p text:style-name="P35">onGlobalNotesClicked</text:p>
      <text:p text:style-name="P35">onFileNotesClicked</text:p>
      <text:p text:style-name="P35">onCmdNotesClicked</text:p>
      <text:p text:style-name="P35">onNotesViewEdited</text:p>
      <text:p text:style-name="P36">hlpSetNote</text:p>
      <text:p text:style-name="P4">tblGeneral / last_notes_state ["file", "command", "global"]</text:p>
      <text:p text:style-name="P4">tblFiles →<text:span text:style-name="T2"> recent → first → path</text:span></text:p>
      <text:p text:style-name="P9">tblCommands → recent → first → command</text:p>
      <text:p text:style-name="P9"><text:soft-page-break/>tblFileNotes → [path, note]</text:p>
      <text:p text:style-name="P9">ds-&gt;getFileNote(path); ds-&gt;setFileNote(path, note)</text:p>
      <text:p text:style-name="P9">tblCommandNotes → [cmd, note]</text:p>
      <text:p text:style-name="P9">ds-&gt;getCommandNote(cmd); ds-&gt;setCommandNote(cmd, note)</text:p>
      <text:p text:style-name="P32">wb_files</text:p>
      <text:p text:style-name="P33">wer_cmd</text:p>
      <text:p text:style-name="P33">MainWindow::set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Ubuntu Light" svg:font-family="'Ubuntu Light'" style:font-adornments="Light"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Droid Sans" fo:font-family="'Droid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Bartos</meta:initial-creator>
    <meta:creation-date>2014-05-21T10:21:12.747209658</meta:creation-date>
    <dc:date>2014-05-21T12:15:25.151968476</dc:date>
    <dc:creator>Sebastian Bartos</dc:creator>
    <meta:editing-duration>PT1H49M25S</meta:editing-duration>
    <meta:editing-cycles>5</meta:editing-cycles>
    <meta:generator>LibreOffice/4.2.3.3$Linux_X86_64 LibreOffice_project/420m0$Build-3</meta:generator>
    <meta:document-statistic meta:table-count="0" meta:image-count="0" meta:object-count="0" meta:page-count="4" meta:paragraph-count="92" meta:word-count="639" meta:character-count="4145" meta:non-whitespace-character-count="3643"/>
  </office:meta>
</office:document-meta>
</file>